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Footer">
      <style:text-properties officeooo:rsid="0000faf5" officeooo:paragraph-rsid="0000faf5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Heading_20_3">
      <style:text-properties style:text-underline-style="solid" style:text-underline-width="auto" style:text-underline-color="font-color"/>
    </style:style>
    <style:style style:name="P5" style:family="paragraph" style:parent-style-name="Heading_20_3">
      <style:paragraph-properties fo:break-before="page"/>
      <style:text-properties style:text-underline-style="solid" style:text-underline-width="auto" style:text-underline-color="font-color"/>
    </style:style>
    <style:style style:name="P6" style:family="paragraph" style:parent-style-name="Text_20_body">
      <style:paragraph-properties fo:text-align="center" style:justify-single-word="false"/>
      <style:text-properties style:font-name="Liberation Sans" fo:font-size="28pt" fo:language="es" fo:country="ES" fo:font-weight="bold" officeooo:rsid="0000faf5" officeooo:paragraph-rsid="0000faf5" style:font-name-asian="Noto Sans CJK SC" style:font-size-asian="28pt" style:font-weight-asian="bold" style:font-name-complex="Lohit Devanagari" style:font-size-complex="28pt" style:font-weight-complex="bold"/>
    </style:style>
    <style:style style:name="P7" style:family="paragraph" style:parent-style-name="Text_20_body">
      <style:text-properties officeooo:paragraph-rsid="0002e46e"/>
    </style:style>
    <style:style style:name="P8" style:family="paragraph" style:parent-style-name="Title">
      <style:text-properties style:font-name="Liberation Sans" fo:font-size="28pt" fo:language="es" fo:country="ES" fo:font-weight="bold" officeooo:rsid="0000faf5" officeooo:paragraph-rsid="0000faf5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officeooo:rsid="0002e46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ICLO FORMATIVO DE GRADO SUPERIOR</text:p>
      <text:p text:style-name="P6">-</text:p>
      <text:p text:style-name="P6">DESARROLLO DE APLICACIONES WEB</text:p>
      <text:p text:style-name="P6">CURSO 2020/2021</text:p>
      <text:p text:style-name="P6"/>
      <text:p text:style-name="P6">Módulo: DIW</text:p>
      <text:p text:style-name="P6">“Titulo de la práctica”</text:p>
      <text:p text:style-name="P6"/>
      <text:p text:style-name="P6"/>
      <text:p text:style-name="P6">Miguel Robles Gámez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</text:index-body>
      </text:table-of-content>
      <text:p text:style-name="P6"/>
      <text:h text:style-name="P5" text:outline-level="3">1) Ordena de mayor a menor preferencia:</text:h>
      <text:p text:style-name="Standard"/>
      <text:p text:style-name="P7">a) div #id1 .clase</text:p>
      <text:p text:style-name="P7">b) .clase div p</text:p>
      <text:p text:style-name="P7">c) .clase .id2 div p</text:p>
      <text:p text:style-name="P7">d) div section p div em</text:p>
      <text:p text:style-name="P7">e) #id1 #clase div p</text:p>
      <text:p text:style-name="P7"/>
      <text:h text:style-name="P4" text:outline-level="3">2) Crea una página web con que contenga:</text:h>
      <text:p text:style-name="P7">a) Enlaces a dentro de la página</text:p>
      <text:p text:style-name="P7">b) Elementos hgroup</text:p>
      <text:p text:style-name="P7">c) Párrafos</text:p>
      <text:p text:style-name="P7">d) Listas</text:p>
      <text:p text:style-name="P7"/>
      <text:h text:style-name="P4" text:outline-level="3">3) Crea 2 hojas de estilo diferentes para la página anterior de forma que cumplan los siguientes requisitos: (La hoja 1 se enlazará antes en el código)</text:h>
      <text:p text:style-name="P7">a) El color de fondo del body debe estar definido solo en la segunda hoja</text:p>
      <text:p text:style-name="P7">b) En las 2 hojas debe estar definido el color de la letra del h1, pero se utilizará la de la</text:p>
      <text:p text:style-name="P7">hoja 1</text:p>
      <text:p text:style-name="P7">c) Tener definido el color de la letra de p, pero se aplicará el estilo definido en la hoja 2</text:p>
      <text:p text:style-name="P7">d) Tener diferentes estilos para párrafos de Preguntas y párrafos de Respuesta</text:p>
      <text:p text:style-name="P7">e) Habrá un estilo específico para el párrafo que se corresponde solo con el párrafo de la</text:p>
      <text:p text:style-name="P7">primera Pregunta.</text:p>
      <text:p text:style-name="P7">f) Todo lo que esté dentro de un div, tendrá el color de fondo Rojo</text:p>
      <text:p text:style-name="P7"/>
      <text:h text:style-name="P4" text:outline-level="3">4) Utiliza el elemento @media para:</text:h>
      <text:p text:style-name="P7">a) Los párrafos deben aparecer en color azul en todos los medios menos en el de</text:p>
      <text:p text:style-name="P7">impresión</text:p>
      <text:p text:style-name="P7"><text:soft-page-break/>b) El tamaño del título h1 debe ser de 20px en todos los medios menos en el de</text:p>
      <text:p text:style-name="P7">impresión que debe tener 14px</text:p>
      <text:p text:style-name="P7">c) El tamaño de letra de &lt;p&gt; debe ser 15px en pantalla y 25px en impresión</text:p>
      <text:p text:style-name="P7"/>
      <text:h text:style-name="P4" text:outline-level="3">5) Edita las características padding, border y margin en algunos de los componentes de la página web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text-properties officeooo:rsid="0000faf5" officeooo:paragraph-rsid="0000faf5"/>
    </style:style>
    <style:style style:name="MT1" style:family="text">
      <style:text-properties officeooo:rsid="0002e46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“<text:span text:style-name="MT1">Titulo practica</text:span>”</text:p>
      </style:header>
      <loext:header-first>
        <text:p text:style-name="MP1"/>
      </loext:header-first>
      <style:footer>
        <text:p text:style-name="MP2">Miguel Robles Gámez<text:tab/><text:tab/>Página - <text:page-number text:select-page="current">4</text:page-number></text:p>
      </style:footer>
      <loext:footer-first>
        <text:p text:style-name="MP2"><text:tab/><text:tab/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1:32:51.770705433</meta:creation-date>
    <dc:date>2020-10-13T12:10:24.282108535</dc:date>
    <meta:editing-duration>PT16M5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4" meta:paragraph-count="38" meta:word-count="295" meta:character-count="1517" meta:non-whitespace-character-count="1256"/>
  </office:meta>
</office:document-meta>
</file>